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2866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4.74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1.1189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language="en" fo:country="US" style:font-name-asian="Microsoft YaHei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fo:language="en" fo:country="US" style:font-name-asian="Microsoft YaHei" style:font-name-complex="Times New Roman1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style:font-name-asian="Microsoft YaHe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1" fo:font-size="11pt" fo:language="en" fo:country="US" fo:font-style="normal" fo:text-shadow="none" style:text-underline-style="none" fo:font-weight="normal" style:font-name-asian="Microsoft YaHei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5" style:family="table-cell" style:parent-style-name="Default">
      <style:table-cell-properties fo:background-color="#ffcc99" fo:border="0.0008in solid #000000" style:vertical-align="top"/>
    </style:style>
    <style:style style:name="ce16" style:family="table-cell" style:parent-style-name="Default">
      <style:table-cell-properties fo:border="0.0008in solid #000000" style:vertical-align="top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wrap-option="wrap" fo:border="0.0008in solid #000000" style:vertical-align="top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11pt" fo:language="en" fo:country="US" fo:font-style="normal" fo:text-shadow="none" style:text-underline-style="none" fo:font-weight="bold" style:font-name-asian="Microsoft YaHei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Times New Roman1" fo:font-size="11pt" fo:language="en" fo:country="US" fo:font-style="normal" fo:text-shadow="none" style:text-underline-style="none" fo:font-weight="normal" style:font-name-asian="Microsoft YaHei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blem Statement" table:style-name="ta1" table:print-ranges="'Problem Statement'.A1:'Problem Statement'.AE35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1" table:default-cell-style-name="ce2"/>
        <table:table-column table:style-name="co1" table:number-columns-repeated="21" table:default-cell-style-name="ce2"/>
        <table:table-column table:style-name="co4" table:number-columns-repeated="988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Our end user is people who uses computer to dispose Vietnamese language.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30" table:number-rows-spanned="1">
            <text:p>The end user wants: an comfortable application allow him or her following features: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 table:number-columns-repeated="2"/>
          <table:table-cell table:style-name="ce7" office:value-type="string">
            <text:p>- Find mistake in document.</text:p>
          </table:table-cell>
          <table:table-cell table:style-name="ce6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- Suggest corresponsive true word </text:p>
          </table:table-cell>
          <table:table-cell table:style-name="ce7"/>
          <table:table-cell table:style-name="ce6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6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4">
          <table:table-cell/>
          <table:table-cell table:style-name="ce5" office:value-type="string" table:number-columns-spanned="30" table:number-rows-spanned="1">
            <text:p>From the end user's needs, the Open-Ones Group, is out direct customer gives the following requirements:</text:p>
          </table:table-cell>
          <table:covered-table-cell table:style-name="ce6"/>
          <table:covered-table-cell table:number-columns-repeated="2" table:style-name="ce7"/>
          <table:covered-table-cell table:number-columns-repeated="6" table:style-name="ce6"/>
          <table:covered-table-cell table:number-columns-repeated="20"/>
          <table:table-cell table:number-columns-repeated="993"/>
        </table:table-row>
        <table:table-row table:style-name="ro5">
          <table:table-cell table:number-columns-repeated="2"/>
          <table:table-cell table:style-name="ce8" office:value-type="string">
            <text:p>1.</text:p>
          </table:table-cell>
          <table:table-cell table:style-name="ce12" office:value-type="string" table:number-columns-spanned="28" table:number-rows-spanned="1">
            <text:p><text:span text:style-name="T4">Web application</text:span><text:span text:style-name="T5">: with following features</text:span></text:p>
            <text:p><text:span text:style-name="T5">1) Allow user input text with Vietnamese language. Then perform </text:span><text:span text:style-name="T5">checking the spell. It supports rich text format. The web application give </text:span><text:span text:style-name="T5">correct word if it can.</text:span></text:p>
            <text:p><text:span text:style-name="T5">2) Allow user upload their Microsoft Word-based document. The </text:span><text:span text:style-name="T5">perform checking the spell. The web application give correct word if it </text:span><text:span text:style-name="T5">can.</text:span></text:p>
            <text:p><text:span text:style-name="T5">This module invokes the spelling engine.</text:span></text:p>
          </table:table-cell>
          <table:covered-table-cell table:number-columns-repeated="27" table:style-name="ce14"/>
          <table:table-cell table:number-columns-repeated="993"/>
        </table:table-row>
        <table:table-row table:style-name="ro6">
          <table:table-cell table:number-columns-repeated="2"/>
          <table:table-cell table:style-name="ce8" office:value-type="string">
            <text:p>2.</text:p>
          </table:table-cell>
          <table:table-cell table:style-name="ce13" office:value-type="string" table:number-columns-spanned="28" table:number-rows-spanned="1">
            <text:p><text:span text:style-name="T4">Spelling engine</text:span><text:span text:style-name="T5">: this module perform checking spelling for Vietnamese </text:span><text:span text:style-name="T5">language. It can learn from good documents.</text:span></text:p>
          </table:table-cell>
          <table:covered-table-cell table:number-columns-repeated="27" table:style-name="ce14"/>
          <table:table-cell table:number-columns-repeated="993"/>
        </table:table-row>
        <table:table-row table:style-name="ro1">
          <table:table-cell table:number-columns-repeated="2"/>
          <table:table-cell table:style-name="ce9"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10" office:value-type="string">
            <text:p>Standards pla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ource code must be followed a standard coding convention.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in business logic methods must be tested: has evidence with test cases, test cod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in business functions must be tested; has evidence with screen captur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10" office:value-type="string">
            <text:p>Documentatio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 document will be in the form of following: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roject pla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RD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R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esign documents (HLD, ADD, DDD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nit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nit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ntegration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ntegration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7">
          <table:table-cell table:number-columns-repeated="2"/>
          <table:table-cell table:style-name="ce11" office:value-type="string">
            <text:p><text:span text:style-name="T1">Spelling engine module </text:span><text:span text:style-name="T2">can run on Windows/Linu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7">
          <table:table-cell table:number-columns-repeated="2"/>
          <table:table-cell table:style-name="ce11" office:value-type="string">
            <text:p><text:span text:style-name="T1">Web application module</text:span><text:span text:style-name="T3"> can be browsed by IE/Firefo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2" table:print-ranges="Reference.A1:Reference.C16"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21" table:default-cell-style-name="ce17"/>
        <table:table-row table:style-name="ro8">
          <table:table-cell table:style-name="ce15" office:value-type="string">
            <text:p>No.</text:p>
          </table:table-cell>
          <table:table-cell table:style-name="ce15" office:value-type="string">
            <text:p>Document/Link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8">
          <table:table-cell table:style-name="ce16" table:formula="of:=ROW()-ROW([.$A$1])" office:value-type="float" office:value="1">
            <text:p>1</text:p>
          </table:table-cell>
          <table:table-cell table:style-name="ce16"/>
          <table:table-cell table:style-name="ce18"/>
          <table:table-cell table:number-columns-repeated="1021"/>
        </table:table-row>
        <table:table-row table:style-name="ro8" table:number-rows-repeated="14">
          <table:table-cell table:style-name="ce16" table:number-columns-repeated="2"/>
          <table:table-cell table:style-name="ce18"/>
          <table:table-cell table:number-columns-repeated="1021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" table:base-cell-address="$'Problem Statement'.$A$1" table:cell-range-address="$'Problem Statement'.$A$1:.$AE$3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vi" fo:country="V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5000" number:language="vi" number:country="VN">
      <number:number number:min-integer-digits="1"/>
    </number:number-style>
    <number:date-style style:name="N5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5107" number:language="vi" number:country="VN">
      <number:day number:style="long"/>
      <number:text>-</number:text>
      <number:month number:textual="true"/>
    </number:date-style>
    <number:date-style style:name="N5108" number:language="vi" number:country="VN">
      <number:month number:textual="true"/>
      <number:text>-</number:text>
      <number:year/>
    </number:date-style>
    <number:time-style style:name="N5109" number:language="vi" number:country="VN">
      <number:hours/>
      <number:text>:</number:text>
      <number:minutes number:style="long"/>
      <number:text> </number:text>
      <number:am-pm/>
    </number:time-style>
    <number:time-style style:name="N5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vi" number:country="VN">
      <number:hours/>
      <number:text>:</number:text>
      <number:minutes number:style="long"/>
    </number:time-style>
    <number:time-style style:name="N5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5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vi" number:country="VN">
      <number:number number:decimal-places="0" number:min-integer-digits="1" number:grouping="true"/>
      <number:text>   </number:text>
    </number:number-style>
    <number:number-style style:name="N5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vi" number:country="VN">
      <number:number number:decimal-places="0" number:min-integer-digits="1" number:grouping="true"/>
      <number:text>   </number:text>
    </number:number-style>
    <number:number-style style:name="N5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vi" number:country="VN">
      <number:number number:decimal-places="2" number:min-integer-digits="1" number:grouping="true"/>
      <number:text>   </number:text>
    </number:number-style>
    <number:number-style style:name="N5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vi" number:country="VN">
      <number:number number:decimal-places="2" number:min-integer-digits="1" number:grouping="true"/>
      <number:text>   </number:text>
    </number:number-style>
    <number:number-style style:name="N5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3P0" style:volatile="true" number:language="vi" number:country="VN">
      <number:number number:decimal-places="0" number:min-integer-digits="1" number:grouping="true"/>
      <number:text>    </number:text>
    </number:number-style>
    <number:number-style style:name="N5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vi" number:country="VN">
      <number:text> -    </number:text>
    </number:number-style>
    <number:text-style style:name="N5123" number:language="vi" number:country="V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vi" number:country="VN">
      <number:number number:decimal-places="0" number:min-integer-digits="1" number:grouping="true"/>
      <number:text> ₫ </number:text>
    </number:number-style>
    <number:number-style style:name="N5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5127P2" style:volatile="true" number:language="vi" number:country="VN">
      <number:text> - ₫ </number:text>
    </number:number-style>
    <number:text-style style:name="N5127" number:language="vi" number:country="V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vi" number:country="VN">
      <number:number number:decimal-places="2" number:min-integer-digits="1" number:grouping="true"/>
      <number:text>    </number:text>
    </number:number-style>
    <number:number-style style:name="N5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5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5131" number:language="vi" number:country="V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vi" number:country="VN">
      <number:number number:decimal-places="2" number:min-integer-digits="1" number:grouping="true"/>
      <number:text> ₫ </number:text>
    </number:number-style>
    <number:number-style style:name="N5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5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5135" number:language="vi" number:country="VN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vi" number:country="VN">
      <number:minutes number:style="long"/>
      <number:text>:</number:text>
      <number:seconds number:style="long"/>
    </number:time-style>
    <number:time-style style:name="N5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vi" number:country="VN">
      <number:minutes number:style="long"/>
      <number:text>:</number:text>
      <number:seconds number:style="long" number:decimal-places="1"/>
    </number:time-style>
    <number:number-style style:name="N5139" number:language="vi" number:country="VN">
      <number:scientific-number number:decimal-places="1" number:min-integer-digits="3" number:min-exponent-digits="1"/>
    </number:number-style>
    <number:currency-style style:name="N10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008in" fo:margin-left="0in" fo:margin-right="0in" fo:margin-bottom="0.0472in"/>
      </style:header-style>
      <style:footer-style>
        <style:header-footer-properties fo:min-height="0.2008in" fo:margin-left="0in" fo:margin-right="0in" fo:margin-top="0.047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7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/>
      <style:header-left style:display="false"/>
      <style:footer>
        <style:region-left>
          <text:p><text:span text:style-name="MT1">Copyright 2011, Open-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3-14T17:40:54.66</dc:date>
    <dc:creator>Thach Le</dc:creator>
    <meta:editing-duration>PT3H18M28S</meta:editing-duration>
    <meta:editing-cycles>12</meta:editing-cycles>
    <meta:document-statistic meta:table-count="2" meta:cell-count="38" meta:object-count="0"/>
  </office:meta>
</office:document-meta>
</file>